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3fc6" officeooo:paragraph-rsid="00003fc6"/>
    </style:style>
    <style:style style:name="P2" style:family="paragraph" style:parent-style-name="Standard">
      <style:text-properties officeooo:rsid="00003fc6" officeooo:paragraph-rsid="00003fc6"/>
    </style:style>
    <style:style style:name="P3" style:family="paragraph" style:parent-style-name="Standard">
      <style:text-properties officeooo:rsid="00003fc6" officeooo:paragraph-rsid="00034eaf"/>
    </style:style>
    <style:style style:name="P4" style:family="paragraph" style:parent-style-name="Standard">
      <style:paragraph-properties fo:text-align="end" style:justify-single-word="false"/>
      <style:text-properties style:font-name="Menlo" fo:font-size="10.5pt" officeooo:rsid="0015469b" officeooo:paragraph-rsid="00034eaf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Menlo" officeooo:rsid="0015469b" officeooo:paragraph-rsid="00034eaf"/>
    </style:style>
    <style:style style:name="P6" style:family="paragraph" style:parent-style-name="Standard">
      <style:text-properties style:font-name="Trebuchet MS" fo:font-size="10.5pt" officeooo:rsid="001ac734" officeooo:paragraph-rsid="00034eaf" style:font-size-asian="10.5pt" style:font-size-complex="10.5pt"/>
    </style:style>
    <style:style style:name="P7" style:family="paragraph" style:parent-style-name="Standard">
      <style:text-properties style:font-name="Trebuchet MS" fo:font-size="10.5pt" officeooo:rsid="001ac734" officeooo:paragraph-rsid="0004513b" style:font-size-asian="10.5pt" style:font-size-complex="10.5pt"/>
    </style:style>
    <style:style style:name="T1" style:family="text">
      <style:text-properties officeooo:rsid="00034eaf"/>
    </style:style>
    <style:style style:name="T2" style:family="text">
      <style:text-properties officeooo:rsid="000451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ddie Gurnee</text:p>
      <text:p text:style-name="P4">COSC 592</text:p>
      <text:p text:style-name="P4">Operating Systems</text:p>
      <text:p text:style-name="P5">Chapter <text:span text:style-name="T1">2</text:span> Reading Questions:</text:p>
      <text:p text:style-name="P3"/>
      <text:p text:style-name="P3">2.13<text:span text:style-name="T2">)</text:span> Describe the three general methods for passing parameters to the operating system</text:p>
      <text:p text:style-name="P1"/>
      <text:p text:style-name="P6">Response:</text:p>
      <text:p text:style-name="P1"/>
      <text:p text:style-name="P1">2.14<text:span text:style-name="T2">)</text:span> Describe how you could obtain a statistical profile of the amount of time a program spends executing different sections of its code. Discuss the importance of such a statistical profile.</text:p>
      <text:p text:style-name="P1"/>
      <text:p text:style-name="P6">Response:</text:p>
      <text:p text:style-name="P1"/>
      <text:p text:style-name="P1">2.18<text:span text:style-name="T2">)</text:span> What are the two models of interprocess communication? What are the strengths and weaknesses of the two approaches?</text:p>
      <text:p text:style-name="P1"/>
      <text:p text:style-name="P6">Response:</text:p>
      <text:p text:style-name="P1"/>
      <text:p text:style-name="P1">2.21<text:span text:style-name="T2">)</text:span> What is the main advantage of the microkernel approach to systems design? How do user programs and system services interact in a microkernel architecture? What are the disadvantages of using the microkernel approach?</text:p>
      <text:p text:style-name="P1"/>
      <text:p text:style-name="P7">Response:</text:p>
      <text:p text:style-name="P1"/>
      <text:p text:style-name="P1">2.16<text:span text:style-name="T2">)</text:span> What is the relationship between a guest operating system and a host operating system in a system like VMware? What factors need to be considered in choosing the host operating system? <text:s/>[In the 9th edition of the textbook, VMWare is discussed in Chapter 1 (pg. 41-45).]</text:p>
      <text:p text:style-name="P1"/>
      <text:p text:style-name="P6">Respons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8:10:29.510378000</meta:creation-date>
    <dc:date>2015-05-06T23:35:01.213158000</dc:date>
    <meta:editing-duration>PT26M57S</meta:editing-duration>
    <meta:editing-cycles>4</meta:editing-cycles>
    <meta:generator>LibreOffice/4.3.7.2$MacOSX_X86_64 LibreOffice_project/8a35821d8636a03b8bf4e15b48f59794652c68ba</meta:generator>
    <meta:document-statistic meta:table-count="0" meta:image-count="0" meta:object-count="0" meta:page-count="1" meta:paragraph-count="14" meta:word-count="159" meta:character-count="1007" meta:non-whitespace-character-count="861"/>
  </office:meta>
</office:document-meta>
</file>